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Arial" fo:font-size="12pt" style:font-size-asian="12pt" style:font-size-complex="12pt"/>
    </style:style>
    <style:style style:name="P13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0.8in"/>
        </style:tab-stops>
      </style:paragraph-properties>
      <style:text-properties style:font-name="Arial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style:text-position="0% 100%" style:font-name="Arial" fo:font-weight="normal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>
        <style:tab-stops>
          <style:tab-stop style:position="0.3in"/>
        </style:tab-stops>
      </style:paragraph-properties>
      <style:text-properties fo:color="#800000" style:font-name="Courier new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>
        <style:tab-stops>
          <style:tab-stop style:position="0.3in"/>
        </style:tab-stops>
      </style:paragraph-properties>
      <style:text-properties fo:color="#800000" style:text-position="0% 100%"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break-before="page"/>
      <style:text-properties style:font-name="Arial" style:text-underline-style="none" fo:font-weight="bold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23" style:family="paragraph" style:parent-style-name="Standard">
      <style:paragraph-properties fo:margin-left="0.3937in" fo:margin-right="0in" fo:text-indent="0in" style:auto-text-indent="false">
        <style:tab-stops/>
      </style:paragraph-properties>
      <style:text-properties style:font-name="Ari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5" style:family="paragraph" style:parent-style-name="Standard">
      <style:paragraph-properties style:writing-mode="lr-tb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 style:master-page-name="Landscape">
      <style:paragraph-properties style:page-number="auto" fo:break-before="page">
        <style:tab-stops>
          <style:tab-stop style:position="0.3in"/>
        </style:tab-stops>
      </style:paragraph-properties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P27" style:family="paragraph" style:parent-style-name="Standard" style:master-page-name="Standard">
      <style:paragraph-properties style:page-number="auto"/>
      <style:text-properties style:font-name="Arial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Standard Symbols L"/>
    </style:style>
    <style:style style:name="T6" style:family="text">
      <style:text-properties style:font-name="Arial" fo:font-size="12pt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PSC 240 <text:s/>Assignment 4</text:p>
      <text:p text:style-name="P3">The Powers of <text:span text:style-name="T1">e</text:span></text:p>
      <text:p text:style-name="P1"/>
      <text:p text:style-name="P2">Introduction</text:p>
      <text:p text:style-name="P1"/>
      <text:p text:style-name="P1">This application is concerned with computing e<text:span text:style-name="T2">x</text:span> with a high degree of precision. <text:s/>The purpose of the application is to compute e<text:span text:style-name="T2">x</text:span> with a high degree of accuracy for many different values of x.</text:p>
      <text:p text:style-name="P1"/>
      <text:p text:style-name="P1"/>
      <text:p text:style-name="P2">Learning objectives</text:p>
      <text:p text:style-name="P1"/>
      <text:p text:style-name="P24">Things you will learn or experience by doing this assignment.</text:p>
      <text:p text:style-name="P22"/>
      <text:p text:style-name="P22">How to develop the algorithm for a Taylor Series.</text:p>
      <text:p text:style-name="P22"/>
      <text:p text:style-name="P22">How to fast calculate <text:span text:style-name="T4"><draw:frame draw:style-name="fr1" draw:name="Object9" text:anchor-type="as-char" svg:y="-0.2681in" svg:width="0.3717in" svg:height="0.437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 where n is an integer </text:span><text:span text:style-name="T5">&lt;</text:span><text:span text:style-name="T4"> 1023.</text:span></text:p>
      <text:p text:style-name="P22"/>
      <text:p text:style-name="P22">How to read the CPU clock.</text:p>
      <text:p text:style-name="P22"/>
      <text:p text:style-name="P22">How to compute the absolute value of a vector.</text:p>
      <text:p text:style-name="P22"/>
      <text:p text:style-name="P22">How to compare two floating point numbers.</text:p>
      <text:p text:style-name="P22"/>
      <text:p text:style-name="P22">How to output float numbers in hex.</text:p>
      <text:p text:style-name="P22"/>
      <text:p text:style-name="P22">How to implement a while loop in X86.</text:p>
      <text:p text:style-name="P22"/>
      <text:p text:style-name="P22">How to shift bits</text:p>
      <text:p text:style-name="P22"/>
      <text:p text:style-name="P22">How to use at least one boolean operation on GPRs.</text:p>
      <text:p text:style-name="P1"/>
      <text:p text:style-name="P1"/>
      <text:p text:style-name="P2">Description</text:p>
      <text:p text:style-name="P1"/>
      <text:p text:style-name="P1">Some numerical analysts need precise values of e<text:span text:style-name="T2">x</text:span> for many different values of x. <text:s/>Your job is to make a program that will compute the needed values. <text:s/>Implement the Taylor series as a programmed algorithm. <text:s/>Continue adding terms to the accumulating sum until the absolute value of the last term added is less than a specified epsilon.</text:p>
      <text:p text:style-name="P1"/>
      <text:p text:style-name="P1">For this calculation the epsilon will have the numeric value of <draw:frame draw:style-name="fr1" draw:name="Object1" text:anchor-type="as-char" svg:y="-0.2681in" svg:width="0.3717in" svg:height="0.437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where n is an integer inputted by the user and constrained to be less than 1023.</text:p>
      <text:p text:style-name="P26">Sample execution</text:p>
      <text:p text:style-name="P8"/>
      <text:p text:style-name="P17">This is CPSC 240 Assignment 4 programmed by Steve Wammo.</text:p>
      <text:p text:style-name="P17">This software is running on a Dell Latitude 890 with processor Intel Core i5-4780 running at 3.2GHz.</text:p>
      <text:p text:style-name="P19"/>
      <text:p text:style-name="P19">This program will compute e<text:span text:style-name="T4">^x for two values of x.</text:span></text:p>
      <text:p text:style-name="P16">Vector processing will be used to compute both results concurrently.</text:p>
      <text:p text:style-name="P16"/>
      <text:p text:style-name="P16">Please enter two values for exponents and press enter: <text:s text:c="2"/>3.75 <text:s text:c="3"/>6.9</text:p>
      <text:p text:style-name="P16">You entered 0x4028000000000000 <text:s/>and <text:s/>0x4045AAAAAAAAAAAA</text:p>
      <text:p text:style-name="P16">Enter the integer for epsilon: <text:s/>26</text:p>
      <text:p text:style-name="P16"/>
      <text:p text:style-name="P16">The Taylor series algorithm has begun. <text:s/>Please be patient.</text:p>
      <text:p text:style-name="P16"/>
      <text:p text:style-name="P16">The algorithm has completed successfully. <text:s/>The computed values are these.</text:p>
      <text:p text:style-name="P16">exp(3.75000000) <text:s/>= <text:s/>29.542345436799102476</text:p>
      <text:p text:style-name="P16">exp(6.89999985) <text:s/>= <text:s/>238.820481396789053104</text:p>
      <text:p text:style-name="P16"/>
      <text:p text:style-name="P16">The number of terms in the Taylor series as 4241.</text:p>
      <text:p text:style-name="P16"/>
      <text:p text:style-name="P16">The clock before the algorithm began was 514302100386</text:p>
      <text:p text:style-name="P16">The clock when the algorithm ended was <text:s text:c="2"/>595285309124</text:p>
      <text:p text:style-name="P16"/>
      <text:p text:style-name="P16">The run time of the algorithm alone was</text:p>
      <text:p text:style-name="P16">81834567915 tics = 23453985343 ns <text:s/>= <text:s/>23.453985343 seconds <text:s/>= <text:s/>0 hours, 0 minutes, 23 seconds.</text:p>
      <text:p text:style-name="P16"/>
      <text:p text:style-name="P16">This program will now return the number of tics to the driver. <text:s/>Enjoy your exponents.</text:p>
      <text:p text:style-name="P16"/>
      <text:p text:style-name="P18">The driver received this number: 81834567915. <text:s/>Have a nice X86 day.</text:p>
      <text:p text:style-name="P1"/>
      <text:p text:style-name="P1"/>
      <text:p text:style-name="P10"/>
      <text:p text:style-name="P27">Footnotes about the sample run</text:p>
      <text:p text:style-name="P5"/>
      <text:p text:style-name="P5">The numbers shown are not mathematically correct. <text:s/>The sample run is for appearance only.</text:p>
      <text:p text:style-name="P5"/>
      <text:p text:style-name="P5">If you are viewing an electronic copy of this document the lines of text in red are outputted by the driver. <text:s/>All text in black is outputted by the X86 program.</text:p>
      <text:p text:style-name="P6"/>
      <text:p text:style-name="P7">In CPSC240 the standard requirement is for 18 decimal digits of output on the right side of the decimal point. <text:s/>In this program you may shorten that requirement to show simply 8 decimal digits on the right side of the point when outputting the two values of the exponents.</text:p>
      <text:p text:style-name="P7"/>
      <text:p text:style-name="P7">Obviously you should replace the fake name with your own name. <text:s/>Also, you should replace the fake CPU description with a real description of your own computer. <text:s/>Describe the computer where you will do the final tests runs when programming is completed.</text:p>
      <text:p text:style-name="P7"/>
      <text:p text:style-name="P7"/>
      <text:p text:style-name="P7"/>
      <text:p text:style-name="P9">Details about requirements</text:p>
      <text:p text:style-name="P11"/>
      <text:p text:style-name="P12">Some one will undoubtedly ask why not compute e<text:span text:style-name="T2">x</text:span> using 4 values of x. <text:s/>Yes, one could do that with only slight modification to the software of assignment 4. <text:s/>But, you've already computed 4 values using vector processing in assignments 2 and 3. <text:s/>That's old material now. <text:s/>Let's compute simply two values concurrently in assignment 4.</text:p>
      <text:p text:style-name="P12"/>
      <text:p text:style-name="P12"/>
      <text:p text:style-name="P12">The general term of the Taylor series is <draw:frame draw:style-name="fr1" draw:name="Object2" text:anchor-type="as-char" svg:y="-0.2898in" svg:width="0.4016in" svg:height="0.46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text:s/>In each iteration of the main loop you will add one to n, compute the next term, and add that term to the accumulator. <text:s/>This is a while loop. <text:s/>The termination condition is <draw:frame draw:style-name="fr1" draw:name="Object3" text:anchor-type="as-char" svg:y="-0.2689in" svg:width="0.7819in" svg:height="0.438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and n is an integer inputted by the user. <text:s/>The small float number <draw:frame draw:style-name="fr1" draw:name="Object4" text:anchor-type="as-char" svg:y="-0.2681in" svg:width="0.3717in" svg:height="0.437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acts an epsilon number of calculus.</text:p>
      <text:p text:style-name="P12"/>
      <text:p text:style-name="P12"/>
      <text:p text:style-name="P12">There is an issue with the fact that we have two accumulators and two terms being added to their respective accumulators. <text:s/>When checking the stop-loop condition when of the two terms should one use? <text:s/>Here is the answer.</text:p>
      <text:p text:style-name="P12"/>
      <text:p text:style-name="P12">Suppose you are computing e<text:span text:style-name="T2">x</text:span> and e<text:span text:style-name="T2">y</text:span> for two distinct inputs x and y. <text:s/>Therefore, you will have two terms <draw:frame draw:style-name="fr1" draw:name="Object5" text:anchor-type="as-char" svg:y="-0.2898in" svg:width="0.4382in" svg:height="0.46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s/>and <text:s/><draw:frame draw:style-name="fr1" draw:name="Object6" text:anchor-type="as-char" svg:y="-0.2898in" svg:width="0.4382in" svg:height="0.46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. <text:s/>The one we use for the stopping condition is the larger of those two terms. <text:s/>Another way to state the same requirement is that looping continues until both of these conditions are true: <text:s/><draw:frame draw:style-name="fr1" draw:name="Object7" text:anchor-type="as-char" svg:y="-0.2689in" svg:width="0.7819in" svg:height="0.438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 and <draw:frame draw:style-name="fr1" draw:name="Object8" text:anchor-type="as-char" svg:y="-0.2689in" svg:width="0.7819in" svg:height="0.438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15"/>
      <text:p text:style-name="P15">User vector processing to obtain two results concurrently. <text:s/>You will be using vectors with quadword numbers in the lowest two components of each vector.</text:p>
      <text:p text:style-name="P15"><text:soft-page-break/></text:p>
      <text:p text:style-name="P15">Standard conventions for documenting and formatting source code, as in previous assignments, are still in effect.</text:p>
      <text:p text:style-name="P21">Test data</text:p>
      <text:p text:style-name="P1"/>
      <text:p text:style-name="P1">Watch for negative signs in the data.</text:p>
      <text:p text:style-name="P1"/>
      <text:p text:style-name="P1"/>
      <text:p text:style-name="P1"/>
      <text:p text:style-name="P14">Run #1:<text:tab/>x's <text:s/>= <text:s/>1.5 <text:s text:c="2"/>1.0</text:p>
      <text:p text:style-name="P14"><text:tab/>n <text:s/>= <text:s/>4</text:p>
      <text:p text:style-name="P1"/>
      <text:p text:style-name="P14">Run #2:<text:tab/>x's <text:s/>= <text:s/>3.0 <text:s text:c="2"/>-1.0 <text:s text:c="9"/>[Watch for negatives.]</text:p>
      <text:p text:style-name="P14"><text:tab/>n <text:s/>= <text:s/>6</text:p>
      <text:p text:style-name="P1"/>
      <text:p text:style-name="P1"/>
      <text:p text:style-name="P1"/>
      <text:p text:style-name="P1">The set of data for testing is clearly incomplete. <text:s/>No program comes close to reliability with a single test run. <text:s/>More test runs will obviously be needed. <text:s/>Come back to the class website later and see the entire set of test data.</text:p>
      <text:p text:style-name="P2"/>
      <text:p text:style-name="P21">Get credit for assignment 4.</text:p>
      <text:p text:style-name="P1"/>
      <text:p text:style-name="P1">Prepare a packet containing the following in the order given below.</text:p>
      <text:p text:style-name="P1"/>
      <text:p text:style-name="P1">1. <text:s/>Cover sheet in portrait or landscape: you choose. <text:s/>The cover sheet will show these items.</text:p>
      <text:p text:style-name="P23">a. <text:s/>Your name as author</text:p>
      <text:p text:style-name="P23">b. <text:s/>Your email address, which may be different from the email address provided by CSUF</text:p>
      <text:p text:style-name="P23">c. <text:s/>The course identifier: <text:s/>in this case it is “CPSC240”.</text:p>
      <text:p text:style-name="P23">d. <text:s/>The assignment number.</text:p>
      <text:p text:style-name="P23">e. <text:s/>The due date.</text:p>
      <text:p text:style-name="P23">f. <text:s text:c="2"/>A short title for Assignment 4. <text:s/>You create a 3 or 4 or 5 word title.</text:p>
      <text:p text:style-name="P23">g. <text:s/>The university acronym: <text:s/>in this case it is “CSUF”</text:p>
      <text:p text:style-name="P1">You arrange all of the above in an orderly fashion to form a cover page.</text:p>
      <text:p text:style-name="P1"/>
      <text:p text:style-name="P1">2. <text:s/>The driver source program. <text:s/>Print it in landscape with monospaced font of size 7. <text:s/>Do not wrap a single line of text with that file.</text:p>
      <text:p text:style-name="P1"/>
      <text:p text:style-name="P1">3. <text:s/>The X86 main assembly program. <text:s/>Print it in landscape with monospaced font of size 7. <text:s/>Do not wrap a single line of text.</text:p>
      <text:p text:style-name="P1"/>
      <text:p text:style-name="P1">4. <text:s/>A capture of the outputs created by execution of your program each time using one of the required sets of test data. <text:s/>These pages are in landscape orientation. <text:s/>No lines of text will wrap. <text:s/>You do not have to print screen-shots as jpg files. <text:s/>That method is acceptable, but it tends to waste printer ink because it is usually white text on black background. <text:s/>You are allowed to copy the text from the terminal window and paste it into an editor such as Libre Office Writer for printing purposes. <text:s/>This will produce black text on a white background and you'll save on printer cartridges. <text:s/>Print in font size 7 and no smaller. <text:s/>Smaller than 7 means I can't see your numeric values and then I assume they are wrong values.</text:p>
      <text:p text:style-name="P1"/>
      <text:p text:style-name="P1">5. <text:s/>A listing of the names, sizes, and dates of all the files related to this assignment. <text:s/>Navigate in the shell to the folder containing the files for assignment 4. <text:s/>Use the command “ls -l”. <text:s/>Capture the resulting screen for printing. <text:s/>That printed document becomes the fifth item in your packet. <text:s/>This listing of file data will be printed in landscape.</text:p>
      <text:p text:style-name="P1"/>
      <text:p text:style-name="P1"/>
      <text:p text:style-name="P1">Bring your packet to class on the designated due date and submit it to the instructor.</text:p>
      <text:p text:style-name="P1"/>
      <text:p text:style-name="P1"/>
      <text:p text:style-name="P1"/>
      <text:p text:style-name="P1"><text:span text:style-name="T3">Due date:</text:span> <text:s/>Oct 15, 2014 if your class meets on Monday</text:p>
      <text:p text:style-name="P5"><text:s text:c="18"/>Oct 16, 2014 if your class meets on Tuesday</text:p>
      <text:p text:style-name="P1"/>
      <text:p text:style-name="P1"/>
      <text:p text:style-name="P13">Midterm: <text:s/>Planned for October 20, 2014</text:p>
      <text:p text:style-name="P20">Announcements</text:p>
      <text:p text:style-name="P5"/>
      <text:p text:style-name="P5">There is a file at the class website called “240resources.odt”. <text:s/>That file is suppose to contain a list of “resources” for X86. <text:s/>Recently links were added to a website that will convert 64-bit floats to decimals, and conversely. <text:s/>Someone may find it useful.</text:p>
      <text:p text:style-name="P5"/>
      <text:p text:style-name="P5"/>
      <text:p text:style-name="P5">If you are enrolled in a class taught by Dr. Goffman consider showing him your current or past X86 program. <text:s/>A few days ago he expressed to the professor a certain amount of interest in the kind of programming being done in CPSC240. <text:s/>It appears that when he was a university student he was an outstanding X86 programmer. <text:s/>He stated that one of the key knowledge <text:span text:style-name="T6">bases required for expert hacking is knowledge of assembly programming. <text:s/>If you're in one of his classes ask him after class why knowledge of assembly is so important for hacking.</text:span></text:p>
      <text:p text:style-name="P6"/>
      <text:p text:style-name="P6"/>
      <text:p text:style-name="P25">If you are new at CSUF you may not be aware of the public computer room. <text:s/>Room 200 is called the Windows Lab and room 202 is called the Linux Lab. <text:s/>Both rooms are open for public use from Monday through Friday. <text:s/>Here are the hours:</text:p>
      <text:p text:style-name="P25"/>
      <text:p text:style-name="P25">Monday through Thursday: <text:s/>9:00am to 7:00pm</text:p>
      <text:p text:style-name="P25">Friday: <text:s/>9:00am to 12:00m (noon).</text:p>
      <text:p text:style-name="P25"/>
      <text:p text:style-name="P25"/>
      <text:p text:style-name="P25">Sometimes students find errors in documents describing assignments. <text:s/>Sometimes I find errors. <text:s/>Sometimes the due date changes (in your favor). <text:s/>Whenever there are updates to this document they will appear in the electronic copy of this document posted at the class website: http://ecs.fullerton.edu/~holliday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ndard Symbols L" svg:font-family="'Standard Symbols L'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48in" fo:margin-top="0.748in" fo:margin-bottom="0.748in" fo:margin-left="0.748in" fo:margin-right="0.74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00:00</meta:creation-date>
    <dc:date>2014-10-06T12:48:47</dc:date>
    <meta:editing-duration>PT4H47M38S</meta:editing-duration>
    <meta:editing-cycles>32</meta:editing-cycles>
    <meta:generator>LibreOffice/3.5$Linux_x86 LibreOffice_project/350m1$Build-2</meta:generator>
    <meta:print-date>2014-10-01T09:03:59</meta:print-date>
    <meta:document-statistic meta:table-count="0" meta:image-count="0" meta:object-count="9" meta:page-count="7" meta:paragraph-count="82" meta:word-count="1486" meta:character-count="8520" meta:non-whitespace-character-count="6957"/>
  </office:meta>
</office:document-meta>
</file>

<file path=Object 1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i>n</mi>
        </msup>
      </mrow>
    </mrow>
    <annotation encoding="StarMath 5.0"> {left({1} over {2}right)^n}
</annotation>
  </semantics>
</math>
</file>

<file path=Object 2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i>n</mi>
        </msup>
      </mrow>
    </mrow>
    <annotation encoding="StarMath 5.0"> {left({1} over {2}right)^n}
</annotation>
  </semantics>
</math>
</file>

<file path=Object 3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x</mi>
                  <mi>n</mi>
                </msup>
              </mrow>
              <mrow>
                <mi>n</mi>
                <mi>!</mi>
              </mrow>
            </mfrac>
          </mrow>
        </mfenced>
      </mrow>
    </mrow>
    <annotation encoding="StarMath 5.0"> {left({x^n} over {n!}right)}
</annotation>
  </semantics>
</math>
</file>

<file path=Object 4/content.xml><?xml version="1.0" encoding="utf-8"?>
<math xmlns="http://www.w3.org/1998/Math/MathML">
  <semantics>
    <mrow>
      <mrow>
        <mfenced open="∣" close="∣">
          <mrow>
            <mfrac>
              <mrow>
                <msup>
                  <mi>x</mi>
                  <mi>m</mi>
                </msup>
              </mrow>
              <mrow>
                <mi>m</mi>
                <mi>!</mi>
              </mrow>
            </mfrac>
          </mrow>
        </mfenced>
        <mo stretchy="false">&lt;</mo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n</mi>
          </msup>
        </mrow>
      </mrow>
    </mrow>
    <annotation encoding="StarMath 5.0">abs{{x^m} over {m!}} &lt; {left({1} over {2}right)^n}
</annotation>
  </semantics>
</math>
</file>

<file path=Object 5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i>n</mi>
        </msup>
      </mrow>
    </mrow>
    <annotation encoding="StarMath 5.0"> {left({1} over {2}right)^n}
</annotation>
  </semantics>
</math>
</file>

<file path=Object 6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x</mi>
                  <mi>m</mi>
                </msup>
              </mrow>
              <mrow>
                <mi>m</mi>
                <mi>!</mi>
              </mrow>
            </mfrac>
          </mrow>
        </mfenced>
      </mrow>
    </mrow>
    <annotation encoding="StarMath 5.0"> {left({x^m} over {m!}right)}
</annotation>
  </semantics>
</math>
</file>

<file path=Object 7/content.xml><?xml version="1.0" encoding="utf-8"?>
<math xmlns="http://www.w3.org/1998/Math/MathML">
  <semantics>
    <mrow>
      <mrow>
        <mfenced open="(" close=")">
          <mrow>
            <mfrac>
              <mrow>
                <msup>
                  <mi>y</mi>
                  <mi>m</mi>
                </msup>
              </mrow>
              <mrow>
                <mi>m</mi>
                <mi>!</mi>
              </mrow>
            </mfrac>
          </mrow>
        </mfenced>
      </mrow>
    </mrow>
    <annotation encoding="StarMath 5.0"> {left({y^m} over {m!}right)}
</annotation>
  </semantics>
</math>
</file>

<file path=Object 8/content.xml><?xml version="1.0" encoding="utf-8"?>
<math xmlns="http://www.w3.org/1998/Math/MathML">
  <semantics>
    <mrow>
      <mrow>
        <mfenced open="∣" close="∣">
          <mrow>
            <mfrac>
              <mrow>
                <msup>
                  <mi>x</mi>
                  <mi>m</mi>
                </msup>
              </mrow>
              <mrow>
                <mi>m</mi>
                <mi>!</mi>
              </mrow>
            </mfrac>
          </mrow>
        </mfenced>
        <mo stretchy="false">&lt;</mo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n</mi>
          </msup>
        </mrow>
      </mrow>
    </mrow>
    <annotation encoding="StarMath 5.0">abs{{x^m} over {m!}} &lt; {left({1} over {2}right)^n}
</annotation>
  </semantics>
</math>
</file>

<file path=Object 9/content.xml><?xml version="1.0" encoding="utf-8"?>
<math xmlns="http://www.w3.org/1998/Math/MathML">
  <semantics>
    <mrow>
      <mrow>
        <mfenced open="∣" close="∣">
          <mrow>
            <mfrac>
              <mrow>
                <msup>
                  <mi>y</mi>
                  <mi>m</mi>
                </msup>
              </mrow>
              <mrow>
                <mi>m</mi>
                <mi>!</mi>
              </mrow>
            </mfrac>
          </mrow>
        </mfenced>
        <mo stretchy="false">&lt;</mo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n</mi>
          </msup>
        </mrow>
      </mrow>
    </mrow>
    <annotation encoding="StarMath 5.0">abs{{y^m} over {m!}} &lt; {left({1} over {2}right)^n}
</annotation>
  </semantics>
</math>
</file>